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CARDENAS CHANCO, ROX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6827943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1749834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SAEZ SULLCA, TEOFIL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18520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1 749 8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5603502</text:p>
          </table:table-cell>
          <table:table-cell table:style-name="Tabla2.D3" office:value-type="string">
            <text:p text:style-name="P23">1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52:0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